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5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64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15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fo:background-color="#aecf00"/>
      <style:text-properties style:use-window-font-color="tru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Contrôleu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Statut</text:p>
          </table:table-cell>
          <table:table-cell table:style-name="Heading1" office:value-type="string">
            <text:p>Remarq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ressesfoyer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modifier les adresses dans la plage de dates ?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Decisionscuis66</text:p>
          </table:table-cell>
          <table:table-cell office:value-type="string">
            <text:p>OK</text:p>
          </table:table-cell>
          <table:table-cell/>
          <table:table-cell table:style-name="ce4" table:number-columns-repeated="1021"/>
        </table:table-row>
        <table:table-row table:style-name="ro1">
          <table:table-cell office:value-type="string">
            <text:p>Detailsdroitsrsa</text:p>
          </table:table-cell>
          <table:table-cell office:value-type="string">
            <text:p>OK</text:p>
          </table:table-cell>
          <table:table-cell/>
          <table:table-cell table:style-name="ce4"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Evenement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chiersmodule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? Vérifier ?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stionsanomaliesbdds</text:p>
          </table:table-cell>
          <table:table-cell table:style-name="ce3" office:value-type="string">
            <text:p>OK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>
            <text:p>Historiquesep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Indu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Proposcontratsinsertioncovs58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Proposorientationscovs58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office:value-type="string">
            <text:p>Recour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, rechercher la liste des rendez-vous dans la plage de dat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orientationseps93</text:p>
          </table:table-cell>
          <table:table-cell table:style-name="ce1" office:value-type="string">
            <text:p>Partiel</text:p>
          </table:table-cell>
          <table:table-cell table:style-name="ce1" office:value-type="string">
            <text:p>Reste ajax, Fichiermodule, index_encours -&gt; actions edit et delete (Default2) ... une cohorte en même temps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anctionseps58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ituationsdossiersrsa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uivisinsertion</text:p>
          </table:table-cell>
          <table:table-cell office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>
            <text:p>Suivisinstruction</text:p>
          </table:table-cell>
          <table:table-cell office:value-type="string">
            <text:p>OK</text:p>
          </table:table-cell>
          <table:table-cell table:number-columns-repeated="1022"/>
        </table:table-row>
      </table:table>
      <table:table table:name="Actions" table:style-name="ta1"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Action</text:p>
          </table:table-cell>
          <table:table-cell table:style-name="Heading1" office:value-type="string">
            <text:p>Type CRUD</text:p>
          </table:table-cell>
          <table:table-cell table:style-name="Heading1" office:value-type="string">
            <text:p>Remarque</text:p>
          </table:table-cell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jaxpar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jaxreferen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jaxreffon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mail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printFich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ctionscandidatsPersonn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dressesfoyers</text:p>
          </table:table-cell>
          <table:table-cell office:value-type="string">
            <text:p>add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ressesfoyer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Suivant les dates ?</text:p>
          </table:table-cell>
          <table:table-cell table:number-columns-repeated="1020"/>
        </table:table-row>
        <table:table-row table:style-name="ro1">
          <table:table-cell office:value-type="string">
            <text:p>Adressesfoyer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dressesfoyer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Apr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tiersprestaactprof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tiersprestaformpermfimo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tiersprestaformqualif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jaxtiersprestapermisb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office:value-type="string">
            <text:p>Apr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/>
          <table:table-cell table:style-name="ce4" table:number-columns-repeated="1020"/>
        </table:table-row>
        <table:table-row table:style-name="ro1">
          <table:table-cell office:value-type="string">
            <text:p>Cers93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ers93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mpressionDeci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signatur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ers93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act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ficheliaisonc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bene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ication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notificationsop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reconductionCERPlus55An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particuli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alidersimple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ontratsinsertion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uis</text:p>
          </table:table-cell>
          <table:table-cell office:value-type="string">
            <text:p>cancel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ui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Cuis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indexparam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valid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Cui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office:value-type="string">
            <text:p>Pas de vue en fait</text:p>
          </table:table-cell>
          <table:table-cell table:number-columns-repeated="1020"/>
        </table:table-row>
        <table:table-row table:style-name="ro2">
          <table:table-cell office:value-type="string">
            <text:p>Decisionscuis66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Decisionscuis66</text:p>
          </table:table-cell>
          <table:table-cell office:value-type="string">
            <text:p>decisioncui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Decisionscuis66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Decisionscuis66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Decisionscuis66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etailsdroitsrsa</text:p>
          </table:table-cell>
          <table:table-cell office:value-type="string">
            <text:p>index</text:p>
          </table:table-cell>
          <table:table-cell table:number-columns-repeated="2"/>
          <table:table-cell table:style-name="ce4" table:number-columns-repeated="1020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exportcsv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findPersonne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En faire une fonction protégée 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histo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Dsps</text:p>
          </table:table-cell>
          <table:table-cell office:value-type="string">
            <text:p>revertTo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_dif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sps</text:p>
          </table:table-cell>
          <table:table-cell office:value-type="string">
            <text:p>view_rev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Dossierssimplifi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ajaxact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Entretien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Evenemen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chiersmodule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Id et modèle indirects</text:p>
          </table:table-cell>
          <table:table-cell table:number-columns-repeated="1020"/>
        </table:table-row>
        <table:table-row table:style-name="ro1">
          <table:table-cell office:value-type="string">
            <text:p>Gestionsanomaliesbdds</text:p>
          </table:table-cell>
          <table:table-cell office:value-type="string">
            <text:p>foy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Gestionsanomaliesbdd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Gestionsanomaliesbdds</text:p>
          </table:table-cell>
          <table:table-cell office:value-type="string">
            <text:p>personnes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Historiquesep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Historiqueseps</text:p>
          </table:table-cell>
          <table:table-cell office:value-type="string">
            <text:p>view_passag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Indus</text:p>
          </table:table-cell>
          <table:table-cell office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>
            <text:p>Indus</text:p>
          </table:table-cell>
          <table:table-cell office:value-type="string">
            <text:p>view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exportcsv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index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indexdossier</text:p>
          </table:table-cell>
          <table:table-cell table:number-columns-repeated="1022"/>
        </table:table-row>
        <table:table-row table:style-name="ro1">
          <table:table-cell office:value-type="string">
            <text:p>Infosfinancieres</text:p>
          </table:table-cell>
          <table:table-cell office:value-type="string">
            <text:p>view</text:p>
          </table:table-cell>
          <table:table-cell table:number-columns-repeated="1022"/>
        </table:table-row>
        <table:table-row table:style-name="ro1">
          <table:table-cell office:value-type="string">
            <text:p>Memo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Memo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Memo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Memo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Memo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add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edi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Modescontact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Orientsstructs</text:p>
          </table:table-cell>
          <table:table-cell office:value-type="string">
            <text:p>printChangementReferen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cloturer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filelink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ersonnesReferent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Proposcontratsinsertioncovs58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roposcontratsinsertioncovs58</text:p>
          </table:table-cell>
          <table:table-cell office:value-type="string">
            <text:p>ajaxref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Proposcontratsinsertioncovs58</text:p>
          </table:table-cell>
          <table:table-cell office:value-type="string">
            <text:p>ajaxstruct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Proposcontratsinsertioncovs58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Proposcontratsinsertioncovs58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Proposorientationscovs58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Proposorientationscovs58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Proposorientationscovs58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etatpdo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printCourrier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Propospdo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Recours</text:p>
          </table:table-cell>
          <table:table-cell office:value-type="string">
            <text:p>contentieux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>
            <text:p>Recours</text:p>
          </table:table-cell>
          <table:table-cell office:value-type="string">
            <text:p>gracieux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cohort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mpression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mpression_cohorte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mpressions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lancesnonrespectssanctionseps93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ndezvou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ajaxfile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ajaxfileupload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ajaxreffon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file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orientationseps9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orientationseps94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orientationseps95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orientationseps9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read', FIXME: index_encours -&gt; actions edit et delete (Default2) ... une cohorte en même temps</text:p>
          </table:table-cell>
          <table:table-cell table:number-columns-repeated="1020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Ressources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anctionseps58</text:p>
          </table:table-cell>
          <table:table-cell office:value-type="string">
            <text:p>deleteNonrespectcer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>
            <text:p>Sanctionseps58</text:p>
          </table:table-cell>
          <table:table-cell office:value-type="string">
            <text:p>exportcsv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office:value-type="string">
            <text:p>Sanctionseps58</text:p>
          </table:table-cell>
          <table:table-cell office:value-type="string">
            <text:p>nonrespectcer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Sanctionseps58</text:p>
          </table:table-cell>
          <table:table-cell office:value-type="string">
            <text:p>selectionnoninscrits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2">
          <table:table-cell office:value-type="string">
            <text:p>Sanctionseps58</text:p>
          </table:table-cell>
          <table:table-cell office:value-type="string">
            <text:p>selectionradies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add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delete</text:p>
          </table:table-cell>
          <table:table-cell office:value-type="string">
            <text:p>delete</text:p>
          </table:table-cell>
          <table:table-cell table:number-columns-repeated="1021"/>
        </table:table-row>
        <table:table-row table:style-name="ro1">
          <table:table-cell office:value-type="string">
            <text:p>Signalementseps</text:p>
          </table:table-cell>
          <table:table-cell office:value-type="string">
            <text:p>edit</text:p>
          </table:table-cell>
          <table:table-cell office:value-type="string">
            <text:p>update</text:p>
          </table:table-cell>
          <table:table-cell table:number-columns-repeated="1021"/>
        </table:table-row>
        <table:table-row table:style-name="ro1">
          <table:table-cell office:value-type="string">
            <text:p>Situationsdossiersrsa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ituationsdossiersrsa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uivisinser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uivisinstruction</text:p>
          </table:table-cell>
          <table:table-cell office:value-type="string">
            <text:p>index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1">
          <table:table-cell office:value-type="string">
            <text:p>Suivisinstruction</text:p>
          </table:table-cell>
          <table:table-cell office:value-type="string">
            <text:p>view</text:p>
          </table:table-cell>
          <table:table-cell office:value-type="string">
            <text:p>read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30/12/2012</text:date>, <text:time>11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9T10:05:30</meta:creation-date>
    <dc:date>2012-12-30T11:40:55</dc:date>
    <meta:editing-duration>PT13H42M34S</meta:editing-duration>
    <meta:editing-cycles>162</meta:editing-cycles>
    <meta:generator>LibreOffice/3.4$Linux LibreOffice_project/340m1$Build-103</meta:generator>
    <meta:document-statistic meta:table-count="2" meta:cell-count="834" meta:object-count="0"/>
  </office:meta>
</office:document-meta>
</file>